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paragraph-rsid="0014f46d"/>
    </style:style>
    <style:style style:name="T1" style:family="text">
      <style:text-properties officeooo:rsid="0014f46d"/>
    </style:style>
    <style:style style:name="T2" style:family="text">
      <style:text-properties officeooo:rsid="00153e83"/>
    </style:style>
    <style:style style:name="T3" style:family="text">
      <style:text-properties officeooo:rsid="00153e83" fo:background-color="#106802" loext:char-shading-value="0"/>
    </style:style>
    <style:style style:name="T4" style:family="text">
      <style:text-properties officeooo:rsid="00153e83" fo:background-color="#106802" loext:char-shading-value="0"/>
    </style:style>
    <style:style style:name="T5" style:family="text">
      <style:text-properties fo:color="#ffffff" loext:opacity="100%" officeooo:rsid="00153e83" fo:background-color="#106802" loext:char-shading-value="0"/>
    </style:style>
    <style:style style:name="T6" style:family="text">
      <style:text-properties officeooo:rsid="00165728"/>
    </style:style>
    <style:style style:name="T7" style:family="text">
      <style:text-properties officeooo:rsid="001728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29/Apr/21</text:span><text:line-break/><text:line-break/>Data modeling:<text:line-break/><text:line-break/><text:span text:style-name="T1">+ Hospital:<text:line-break/>- Human:<text:line-break/><text:tab/>- </text:span><text:span text:style-name="T6">Staff</text:span><text:span text:style-name="T1"><text:line-break/><text:tab/>- Doctor<text:line-break/><text:tab/>- Patient<text:line-break/>- Place:</text:span></text:p>
      <text:p text:style-name="P1"><text:span text:style-name="T1"><text:tab/>- Room-Type<text:line-break/><text:tab/>- </text:span><text:span text:style-name="T7">Room</text:span><text:span text:style-name="T1"><text:line-break/>- Event:<text:line-break/><text:tab/>- Check In<text:line-break/><text:tab/>- Check Out<text:line-break/>- Object:<text:line-break/><text:tab/>- Medicine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9T10:13:19.299917299</dc:date>
    <meta:editing-duration>PT3M39S</meta:editing-duration>
    <meta:editing-cycles>4</meta:editing-cycles>
    <meta:generator>LibreOffice/7.1.2.2$Linux_X86_64 LibreOffice_project/10$Build-2</meta:generator>
    <meta:document-statistic meta:table-count="0" meta:image-count="0" meta:object-count="0" meta:page-count="1" meta:paragraph-count="2" meta:word-count="31" meta:character-count="163" meta:non-whitespace-character-count="123"/>
  </office:meta>
</office:document-meta>
</file>